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30d3" officeooo:paragraph-rsid="001430d3"/>
    </style:style>
    <style:style style:name="P2" style:family="paragraph" style:parent-style-name="Standard">
      <style:text-properties officeooo:paragraph-rsid="001430d3"/>
    </style:style>
    <style:style style:name="P3" style:family="paragraph" style:parent-style-name="Standard">
      <style:text-properties style:text-underline-style="none" officeooo:rsid="001430d3" officeooo:paragraph-rsid="001430d3"/>
    </style:style>
    <style:style style:name="P4" style:family="paragraph" style:parent-style-name="Standard">
      <style:text-properties style:text-underline-style="none" officeooo:rsid="0014f722" officeooo:paragraph-rsid="0014f722"/>
    </style:style>
    <style:style style:name="T1"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1430d3" style:font-size-asian="12.25pt" style:font-weight-asian="bold" style:font-size-complex="14pt" style:font-weight-complex="bold"/>
    </style:style>
    <style:style style:name="T3" style:family="text">
      <style:text-properties fo:font-size="12pt"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3º clase “Herramientas y temáticas de Data Warehouses y OLAP”.</text:p>
      <text:p text:style-name="P1"><text:span text:style-name="T1"/></text:p>
      <text:p text:style-name="P2"><text:span text:style-name="T2">Modelo conceptual del DW:</text:span></text:p>
      <text:p text:style-name="P3"><text:span text:style-name="T3">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en los esquemas lógicos y físicos.</text:span></text:p>
      <text:p text:style-name="P3">Un esquema conceptual es una descripción concisa de los requisitos del usuario sin tener en cuenta los detalles de implementación.</text:p>
      <text:p text:style-name="P4">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4">Nosotros utilizamos el modelo MultiDim, que es lo suficientemente potente como para</text:p>
      <text:p text:style-name="P4">representar a nivel conceptual todos los elementos requeridos en el almacén de datos y aplicaciones OLAP, es decir, dimensiones, jerarquías y hechos asociados con medid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02T19:53:01.076120620</dc:date>
    <meta:editing-duration>PT7M1S</meta:editing-duration>
    <meta:editing-cycles>1</meta:editing-cycles>
    <meta:document-statistic meta:table-count="0" meta:image-count="0" meta:object-count="0" meta:page-count="1" meta:paragraph-count="7" meta:word-count="278" meta:character-count="1790" meta:non-whitespace-character-count="1519"/>
    <meta:generator>LibreOffice/4.1.3.2$Linux_X86_64 LibreOffice_project/410m0$Build-2</meta:generator>
  </office:meta>
</office:document-meta>
</file>